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C000000400BF238023E4F19C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202124" loext:opacity="100%" style:font-name="arial" fo:font-size="21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20.331cm" svg:height="7.77cm" draw:z-index="0"><draw:image xlink:href="Pictures/10000001000008C000000400BF238023E4F19CC4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2T13:49:47.162499776</meta:creation-date>
    <dc:date>2022-11-02T13:51:27.338869196</dc:date>
    <meta:editing-duration>PT1M4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6.2$Linux_X86_64 LibreOffice_project/30$Build-2</meta:generator>
  </office:meta>
</office:document-meta>
</file>